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แน่นอนครับ! จากโค้ด <text:span text:style-name="Source_20_Text">AuthController</text:span> ที่คุณให้มา ตอนนี้รองรับการ <text:span text:style-name="Strong_20_Emphasis">Login ด้วย username + password จาก mock หรือ DB</text:span> แล้ว โดยใช้ <text:span text:style-name="Source_20_Text">AuthService</text:span> ตรวจสอบและออก JWT ให้</text:p>
      <text:p text:style-name="Horizontal_20_Line"/>
      <text:h text:style-name="Heading_20_2" text:outline-level="2">✅ โค้ดปัจจุบัน:</text:h>
      <text:p text:style-name="Preformatted_20_Text"><text:span text:style-name="Source_20_Text">@Post('login')</text:span></text:p>
      <text:p text:style-name="Preformatted_20_Text"><text:span text:style-name="Source_20_Text">async login(@Body() body: { username: string; password: string }) {</text:span></text:p>
      <text:p text:style-name="Preformatted_20_Text"><text:span text:style-name="Source_20_Text"><text:s text:c="2"/>const user = await this.authService.validateUser(body.username, body.password);</text:span></text:p>
      <text:p text:style-name="Preformatted_20_Text"><text:span text:style-name="Source_20_Text"><text:s text:c="2"/>if (!user) {</text:span></text:p>
      <text:p text:style-name="Preformatted_20_Text"><text:span text:style-name="Source_20_Text"><text:s text:c="4"/>throw new UnauthorizedException('Invalid credentials');</text:span></text:p>
      <text:p text:style-name="Preformatted_20_Text"><text:span text:style-name="Source_20_Text"><text:s text:c="2"/>}</text:span></text:p>
      <text:p text:style-name="Preformatted_20_Text"><text:span text:style-name="Source_20_Text"><text:s text:c="2"/>return this.authService.login(user);</text:span></text:p>
      <text:p text:style-name="P1"><text:span text:style-name="Source_20_Text">}</text:span></text:p>
      <text:p text:style-name="Horizontal_20_Line"/>
      <text:h text:style-name="Heading_20_2" text:outline-level="2">✅ ถ้าจะ “ประยุกต์ใช้” เพิ่มเติม ทำอะไรได้บ้าง?</text:h>
      <text:h text:style-name="Heading_20_3" text:outline-level="3">1. 📌 เชื่อมกับ Supabase (<text:span text:style-name="Source_20_Text">user_center</text:span> table)</text:h>
      <text:p text:style-name="Text_20_body">แทนที่จะหาใน mock user → ใช้ Supabase client หา user:</text:p>
      <text:p text:style-name="Preformatted_20_Text"><text:span text:style-name="Source_20_Text">async validateUser(username: string, password: string): Promise&lt;any&gt; {</text:span></text:p>
      <text:p text:style-name="Preformatted_20_Text"><text:span text:style-name="Source_20_Text"><text:s text:c="2"/>const { data, error } = await this.supabase</text:span></text:p>
      <text:p text:style-name="Preformatted_20_Text"><text:span text:style-name="Source_20_Text"><text:s text:c="4"/>.from('user_center')</text:span></text:p>
      <text:p text:style-name="Preformatted_20_Text"><text:span text:style-name="Source_20_Text"><text:s text:c="4"/>.select('*')</text:span></text:p>
      <text:p text:style-name="Preformatted_20_Text"><text:span text:style-name="Source_20_Text"><text:s text:c="4"/>.eq('username', username)</text:span></text:p>
      <text:p text:style-name="Preformatted_20_Text"><text:span text:style-name="Source_20_Text"><text:s text:c="4"/>.eq('password', password)</text:span></text:p>
      <text:p text:style-name="Preformatted_20_Text"><text:span text:style-name="Source_20_Text"><text:s text:c="4"/>.single();</text:span></text:p>
      <text:p text:style-name="Preformatted_20_Text"/>
      <text:p text:style-name="Preformatted_20_Text"><text:span text:style-name="Source_20_Text"><text:s text:c="2"/>if (error || !data) return null;</text:span></text:p>
      <text:p text:style-name="Preformatted_20_Text"><text:span text:style-name="Source_20_Text"><text:s text:c="2"/>return data; // หรือ map ให้อยู่ในรูปแบบ { id, username, role }</text:span></text:p>
      <text:p text:style-name="P1"><text:span text:style-name="Source_20_Text">}</text:span></text:p>
      <text:p text:style-name="Quotations">✅ คุณสามารถ map ข้อมูล เช่น <text:span text:style-name="Source_20_Text">id → sub</text:span>, <text:span text:style-name="Source_20_Text">position → role</text:span> ได้ใน <text:span text:style-name="Source_20_Text">login()</text:span> ก่อนออก token</text:p>
      <text:p text:style-name="Horizontal_20_Line"/>
      <text:h text:style-name="Heading_20_3" text:outline-level="3">2. ✅ เพิ่ม Role-based login redirect ใน response</text:h>
      <text:p text:style-name="Preformatted_20_Text"><text:span text:style-name="Source_20_Text">return {</text:span></text:p>
      <text:p text:style-name="Preformatted_20_Text"><text:span text:style-name="Source_20_Text"><text:s text:c="2"/>access_token: token,</text:span></text:p>
      <text:p text:style-name="Preformatted_20_Text"><text:span text:style-name="Source_20_Text"><text:s text:c="2"/>redirect_to: user.role === 'admin' ? '/admin/dashboard' : '/user/dashboard',</text:span></text:p>
      <text:p text:style-name="P1"><text:span text:style-name="Source_20_Text">};</text:span></text:p>
      <text:p text:style-name="Horizontal_20_Line"/>
      <text:h text:style-name="Heading_20_3" text:outline-level="3">3. 🔐 เพิ่ม 2FA ในอนาคต (OTP/MFA)</text:h>
      <text:p text:style-name="Text_20_body">หลังจาก login สำเร็จ → ส่ง OTP ไปยังเบอร์/อีเมล แล้วใช้ endpoint <text:span text:style-name="Source_20_Text">/auth/verify-otp</text:span> ยืนยัน</text:p>
      <text:p text:style-name="Horizontal_20_Line"><text:soft-page-break/></text:p>
      <text:h text:style-name="Heading_20_3" text:outline-level="3">4. 👥 รองรับการ login แบบ <text:span text:style-name="Source_20_Text">guest</text:span>, <text:span text:style-name="Source_20_Text">google</text:span>, <text:span text:style-name="Source_20_Text">line</text:span></text:h>
      <text:p text:style-name="Text_20_body">เช่น:</text:p>
      <text:p text:style-name="Preformatted_20_Text"><text:span text:style-name="Source_20_Text">@Post('guest')</text:span></text:p>
      <text:p text:style-name="Preformatted_20_Text"><text:span text:style-name="Source_20_Text">async loginAsGuest() {</text:span></text:p>
      <text:p text:style-name="Preformatted_20_Text"><text:span text:style-name="Source_20_Text"><text:s text:c="2"/>const guestUser = await this.authService.loginAsGuest();</text:span></text:p>
      <text:p text:style-name="Preformatted_20_Text"><text:span text:style-name="Source_20_Text"><text:s text:c="2"/>return this.authService.login(guestUser);</text:span></text:p>
      <text:p text:style-name="P1"><text:span text:style-name="Source_20_Text">}</text:span></text:p>
      <text:p text:style-name="Horizontal_20_Line"/>
      <text:h text:style-name="Heading_20_3" text:outline-level="3">5. ✅ เพิ่ม Audit log หรือ save log การ login</text:h>
      <text:p text:style-name="Preformatted_20_Text"><text:span text:style-name="Source_20_Text">await this.auditService.logLoginAttempt({</text:span></text:p>
      <text:p text:style-name="Preformatted_20_Text"><text:span text:style-name="Source_20_Text"><text:s text:c="2"/>username: body.username,</text:span></text:p>
      <text:p text:style-name="Preformatted_20_Text"><text:span text:style-name="Source_20_Text"><text:s text:c="2"/>success: !!user,</text:span></text:p>
      <text:p text:style-name="Preformatted_20_Text"><text:span text:style-name="Source_20_Text"><text:s text:c="2"/>ip: request.ip,</text:span></text:p>
      <text:p text:style-name="P1"><text:span text:style-name="Source_20_Text">});</text:span></text:p>
      <text:p text:style-name="Horizontal_20_Line"/>
      <text:h text:style-name="Heading_20_2" text:outline-level="2">✍️ Comment Code แนะนำ (ใส่ไว้เพื่อให้ทีมคนอื่นเข้าใจได้ง่ายขึ้น)</text:h>
      <text:p text:style-name="Preformatted_20_Text"><text:span text:style-name="Source_20_Text">@Post('login')</text:span></text:p>
      <text:p text:style-name="Preformatted_20_Text"><text:span text:style-name="Source_20_Text">async login(@Body() body: { username: string; password: string }) {</text:span></text:p>
      <text:p text:style-name="Preformatted_20_Text"><text:span text:style-name="Source_20_Text"><text:s text:c="2"/>// 1. ตรวจสอบ username/password จากฐานข้อมูล (ผ่าน Supabase หรือ mock)</text:span></text:p>
      <text:p text:style-name="Preformatted_20_Text"><text:span text:style-name="Source_20_Text"><text:s text:c="2"/>const user = await this.authService.validateUser(body.username, body.password);</text:span></text:p>
      <text:p text:style-name="Preformatted_20_Text"><text:span text:style-name="Source_20_Text"><text:s text:c="2"/></text:span></text:p>
      <text:p text:style-name="Preformatted_20_Text"><text:span text:style-name="Source_20_Text"><text:s text:c="2"/>// 2. ถ้าไม่พบผู้ใช้ หรือรหัสผ่านผิด → ขว้าง error 401 Unauthorized</text:span></text:p>
      <text:p text:style-name="Preformatted_20_Text"><text:span text:style-name="Source_20_Text"><text:s text:c="2"/>if (!user) {</text:span></text:p>
      <text:p text:style-name="Preformatted_20_Text"><text:span text:style-name="Source_20_Text"><text:s text:c="4"/>throw new UnauthorizedException('Invalid credentials');</text:span></text:p>
      <text:p text:style-name="Preformatted_20_Text"><text:span text:style-name="Source_20_Text"><text:s text:c="2"/>}</text:span></text:p>
      <text:p text:style-name="Preformatted_20_Text"/>
      <text:p text:style-name="Preformatted_20_Text"><text:span text:style-name="Source_20_Text"><text:s text:c="2"/>// 3. ถ้าถูกต้อง → สร้าง JWT token และคืนให้ client</text:span></text:p>
      <text:p text:style-name="Preformatted_20_Text"><text:span text:style-name="Source_20_Text"><text:s text:c="2"/>return this.authService.login(user);</text:span></text:p>
      <text:p text:style-name="P1"><text:span text:style-name="Source_20_Text">}</text:span></text:p>
      <text:p text:style-name="Horizontal_20_Line"/>
      <text:h text:style-name="Heading_20_2" text:outline-level="2">✅ อยากให้เขียนให้เต็ม (รวม login + supabase + jwt)?</text:h>
      <text:p text:style-name="Text_20_body">พิมพ์เลยว่า:<text:line-break/><text:span text:style-name="Strong_20_Emphasis">"จัด login ด้วย Supabase เต็ม flow ให้เลย"</text:span><text:line-break/>ผมจะ scaffold ให้เลยครับ 🛠️🔥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5T00:24:20.553778100</meta:creation-date>
    <dc:date>2025-06-25T00:24:26.398970900</dc:date>
    <meta:editing-duration>PT5S</meta:editing-duration>
    <meta:editing-cycles>1</meta:editing-cycles>
    <meta:document-statistic meta:table-count="0" meta:image-count="0" meta:object-count="0" meta:page-count="2" meta:paragraph-count="59" meta:word-count="614" meta:character-count="2169" meta:non-whitespace-character-count="1875"/>
    <meta:generator>LibreOffice/25.2.4.3$Windows_X86_64 LibreOffice_project/33e196637044ead23f5c3226cde09b47731f7e27</meta:generator>
  </office:meta>
</office:document-meta>
</file>